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7EAD3788463950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624cm" draw:z-index="0"><draw:image xlink:href="Pictures/1000000100000500000003207EAD3788463950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26:23.044885772</meta:creation-date>
    <dc:date>2024-02-27T13:26:47.265573943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